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8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2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2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Liberation Sans" fo:font-size="12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Liberation Sans" fo:font-size="12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Liberation San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2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2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font-size="12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2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2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2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2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2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2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2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2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2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2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2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2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2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2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2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2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2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2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2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2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2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2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2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2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2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2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2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2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2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2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2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2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2pt" fo:language="zxx" fo:country="none" officeooo:paragraph-rsid="000b0027" style:font-size-asian="12pt" style:language-asian="zxx" style:country-asian="none" style:font-size-complex="12pt" style:language-complex="zxx" style:country-complex="none"/>
    </style:style>
    <style:style style:name="P73" style:family="paragraph" style:parent-style-name="Standard">
      <style:paragraph-properties fo:text-align="start" style:justify-single-word="false"/>
      <style:text-properties style:font-name="Liberation Sans" fo:font-size="12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2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2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2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2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2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2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2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2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2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2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2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2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2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2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2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2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2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2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2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2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2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2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2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0" style:family="paragraph" style:parent-style-name="Standard">
      <style:paragraph-properties fo:text-align="start" style:justify-single-word="false"/>
      <style:text-properties style:font-name="Liberation Sans" fo:font-size="12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1" style:family="paragraph" style:parent-style-name="Standard">
      <style:paragraph-properties fo:text-align="start" style:justify-single-word="false"/>
      <style:text-properties style:font-name="Liberation Sans" fo:font-size="12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2" style:family="paragraph" style:parent-style-name="Standard">
      <style:paragraph-properties fo:text-align="start" style:justify-single-word="false"/>
      <style:text-properties style:font-name="Liberation Sans" fo:font-size="12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3" style:family="paragraph" style:parent-style-name="Standard">
      <style:paragraph-properties fo:text-align="start" style:justify-single-word="false"/>
      <style:text-properties style:font-name="Liberation Sans" fo:font-size="12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2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2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Liberation Sans" fo:font-size="12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2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108" style:family="paragraph" style:parent-style-name="Standard">
      <style:paragraph-properties fo:text-align="start" style:justify-single-word="false"/>
      <style:text-properties style:font-name="Liberation Sans" fo:font-size="12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109" style:family="paragraph" style:parent-style-name="Standard">
      <style:paragraph-properties fo:text-align="start" style:justify-single-word="false"/>
      <style:text-properties style:font-name="Liberation Sans" fo:font-size="12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0" style:family="paragraph" style:parent-style-name="Standard">
      <style:paragraph-properties fo:text-align="start" style:justify-single-word="false"/>
      <style:text-properties style:font-name="Liberation Sans" fo:font-size="12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1" style:family="paragraph" style:parent-style-name="Standard">
      <style:paragraph-properties fo:text-align="start" style:justify-single-word="false"/>
      <style:text-properties style:font-name="Liberation Sans" fo:font-size="12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2" style:family="paragraph" style:parent-style-name="Standard">
      <style:paragraph-properties fo:text-align="start" style:justify-single-word="false"/>
      <style:text-properties style:font-name="Liberation Sans" fo:font-size="12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114" style:family="paragraph" style:parent-style-name="Standard">
      <style:paragraph-properties fo:text-align="start" style:justify-single-word="false"/>
      <style:text-properties style:font-name="Liberation Sans" fo:font-size="14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115" style:family="paragraph" style:parent-style-name="Standard">
      <style:paragraph-properties fo:text-align="start" style:justify-single-word="false"/>
      <style:text-properties style:font-name="Liberation Sans" fo:font-size="14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116" style:family="paragraph" style:parent-style-name="Standard">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17" style:family="paragraph" style:parent-style-name="Standard">
      <style:paragraph-properties fo:text-align="start" style:justify-single-word="false"/>
      <style:text-properties style:font-name="Liberation Sans" fo:font-size="14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118" style:family="paragraph" style:parent-style-name="Standard">
      <style:paragraph-properties fo:text-align="start" style:justify-single-word="false"/>
      <style:text-properties style:font-name="Liberation Sans" fo:font-size="14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119" style:family="paragraph" style:parent-style-name="Standard">
      <style:paragraph-properties fo:text-align="start" style:justify-single-word="false"/>
      <style:text-properties style:font-name="Liberation Sans" fo:font-size="14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120" style:family="paragraph" style:parent-style-name="Standard">
      <style:paragraph-properties fo:text-align="start" style:justify-single-word="false"/>
      <style:text-properties style:font-name="Liberation Sans" fo:font-size="14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121" style:family="paragraph" style:parent-style-name="Standard">
      <style:paragraph-properties fo:text-align="start" style:justify-single-word="false"/>
      <style:text-properties style:font-name="Liberation Sans" fo:font-size="14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122" style:family="paragraph" style:parent-style-name="Standard">
      <style:paragraph-properties fo:text-align="start" style:justify-single-word="false"/>
      <style:text-properties style:font-name="Liberation Sans" fo:font-size="14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8" style:family="paragraph" style:parent-style-name="Standard">
      <style:paragraph-properties fo:text-align="start" style:justify-single-word="false"/>
      <style:text-properties style:font-name="Liberation Sans" fo:font-size="14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9" style:family="paragraph" style:parent-style-name="Standard">
      <style:paragraph-properties fo:text-align="start" style:justify-single-word="false"/>
      <style:text-properties style:font-name="Liberation Sans" fo:font-size="14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0"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list-style-name="L2">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list-style-name="L3">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list-style-name="L5">
      <style:paragraph-properties fo:text-align="start" style:justify-single-word="false"/>
      <style:text-properties style:font-name="Liberation Sans" fo:font-size="12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list-style-name="L5">
      <style:paragraph-properties fo:text-align="start" style:justify-single-word="false"/>
      <style:text-properties style:font-name="Liberation Sans" fo:font-size="12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list-style-name="L6">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list-style-name="L4">
      <style:paragraph-properties fo:text-align="start" style:justify-single-word="false"/>
      <style:text-properties style:font-name="Liberation Sans" fo:font-size="12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38" style:family="paragraph" style:parent-style-name="Standard">
      <style:paragraph-properties fo:text-align="start" style:justify-single-word="false"/>
      <style:text-properties style:font-name="Liberation Sans" fo:font-size="12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Standard">
      <style:paragraph-properties fo:text-align="start" style:justify-single-word="false"/>
      <style:text-properties style:font-name="Liberation Sans" fo:font-size="12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Liberation Sans" fo:font-size="12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Standard">
      <style:paragraph-properties fo:text-align="start" style:justify-single-word="false"/>
      <style:text-properties style:font-name="Liberation Sans" fo:font-size="12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Standard">
      <style:paragraph-properties fo:text-align="start" style:justify-single-word="false"/>
      <style:text-properties style:font-name="Liberation Sans" fo:font-size="12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Standard">
      <style:paragraph-properties fo:text-align="start" style:justify-single-word="false"/>
      <style:text-properties style:font-name="Liberation Sans" fo:font-size="12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Standard">
      <style:paragraph-properties fo:text-align="start" style:justify-single-word="false"/>
      <style:text-properties style:font-name="Liberation Sans" fo:font-size="12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2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2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2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2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2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2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2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Liberation Sans" fo:font-size="12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Liberation Sans" fo:font-size="12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4" style:family="paragraph" style:parent-style-name="Standard">
      <style:paragraph-properties fo:text-align="start" style:justify-single-word="false"/>
      <style:text-properties style:font-name="Liberation Sans" fo:font-size="12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2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fo:font-weight="bold" officeooo:rsid="006e2e9c" style:font-weight-asian="bold" style:font-weight-complex="bold"/>
    </style:style>
    <style:style style:name="T19" style:family="text">
      <style:text-properties fo:font-weight="bold" officeooo:rsid="00c14059" style:font-weight-asian="bold" style:font-weight-complex="bold"/>
    </style:style>
    <style:style style:name="T20" style:family="text">
      <style:text-properties fo:font-weight="bold" officeooo:rsid="00ce8d6b" style:font-weight-asian="bold" style:font-weight-complex="bold"/>
    </style:style>
    <style:style style:name="T21" style:family="text">
      <style:text-properties officeooo:rsid="00453439"/>
    </style:style>
    <style:style style:name="T22" style:family="text">
      <style:text-properties fo:font-weight="normal" style:font-weight-asian="normal" style:font-weight-complex="normal"/>
    </style:style>
    <style:style style:name="T23" style:family="text">
      <style:text-properties fo:font-weight="normal" officeooo:rsid="000b0027" style:font-weight-asian="normal" style:font-weight-complex="normal"/>
    </style:style>
    <style:style style:name="T24" style:family="text">
      <style:text-properties fo:font-weight="normal" officeooo:rsid="0054666e" style:font-weight-asian="normal" style:font-weight-complex="normal"/>
    </style:style>
    <style:style style:name="T25" style:family="text">
      <style:text-properties fo:font-weight="normal" officeooo:rsid="0055f660" style:font-weight-asian="normal" style:font-weight-complex="normal"/>
    </style:style>
    <style:style style:name="T26" style:family="text">
      <style:text-properties fo:font-weight="normal" officeooo:rsid="00595f8c" style:font-weight-asian="normal" style:font-weight-complex="normal"/>
    </style:style>
    <style:style style:name="T27" style:family="text">
      <style:text-properties fo:font-weight="normal" officeooo:rsid="005a5401" style:font-weight-asian="normal" style:font-weight-complex="normal"/>
    </style:style>
    <style:style style:name="T28" style:family="text">
      <style:text-properties fo:font-weight="normal" officeooo:rsid="005c9b93" style:font-weight-asian="normal" style:font-weight-complex="normal"/>
    </style:style>
    <style:style style:name="T29" style:family="text">
      <style:text-properties fo:font-weight="normal" officeooo:rsid="006060ac" style:font-weight-asian="normal" style:font-weight-complex="normal"/>
    </style:style>
    <style:style style:name="T30" style:family="text">
      <style:text-properties fo:font-weight="normal" officeooo:rsid="00d014db" style:font-weight-asian="normal" style:font-weight-complex="normal"/>
    </style:style>
    <style:style style:name="T31" style:family="text">
      <style:text-properties fo:font-weight="normal" officeooo:rsid="00d36a38" style:font-weight-asian="normal" style:font-weight-complex="normal"/>
    </style:style>
    <style:style style:name="T32" style:family="text">
      <style:text-properties fo:font-weight="normal" officeooo:rsid="00d5c1c5" style:font-weight-asian="normal" style:font-weight-complex="normal"/>
    </style:style>
    <style:style style:name="T33" style:family="text">
      <style:text-properties fo:font-weight="normal" officeooo:rsid="00dab002" style:font-weight-asian="normal" style:font-weight-complex="normal"/>
    </style:style>
    <style:style style:name="T34" style:family="text">
      <style:text-properties fo:font-weight="normal" officeooo:rsid="00de8e6e" style:font-weight-asian="normal" style:font-weight-complex="normal"/>
    </style:style>
    <style:style style:name="T35" style:family="text">
      <style:text-properties fo:font-weight="normal" officeooo:rsid="00deb6a2" style:font-weight-asian="normal" style:font-weight-complex="normal"/>
    </style:style>
    <style:style style:name="T36" style:family="text">
      <style:text-properties fo:font-weight="normal" officeooo:rsid="00dfedba" style:font-weight-asian="normal" style:font-weight-complex="normal"/>
    </style:style>
    <style:style style:name="T37" style:family="text">
      <style:text-properties fo:font-weight="normal" officeooo:rsid="00e1d758" style:font-weight-asian="normal" style:font-weight-complex="normal"/>
    </style:style>
    <style:style style:name="T38" style:family="text">
      <style:text-properties officeooo:rsid="004956d9"/>
    </style:style>
    <style:style style:name="T39" style:family="text">
      <style:text-properties officeooo:rsid="004acf05"/>
    </style:style>
    <style:style style:name="T40" style:family="text">
      <style:text-properties officeooo:rsid="004bae15"/>
    </style:style>
    <style:style style:name="T41" style:family="text">
      <style:text-properties officeooo:rsid="004c1c0a"/>
    </style:style>
    <style:style style:name="T42" style:family="text">
      <style:text-properties fo:font-style="italic" style:font-style-asian="italic" style:font-style-complex="italic"/>
    </style:style>
    <style:style style:name="T43" style:family="text">
      <style:text-properties fo:font-style="italic" officeooo:rsid="004c1c0a" style:font-style-asian="italic" style:font-style-complex="italic"/>
    </style:style>
    <style:style style:name="T44" style:family="text">
      <style:text-properties fo:font-style="italic" officeooo:rsid="0086e0d5" style:font-style-asian="italic" style:font-style-complex="italic"/>
    </style:style>
    <style:style style:name="T45" style:family="text">
      <style:text-properties fo:font-style="italic" officeooo:rsid="00175ae3" style:font-style-asian="italic" style:font-style-complex="italic"/>
    </style:style>
    <style:style style:name="T46" style:family="text">
      <style:text-properties fo:font-style="italic" officeooo:rsid="008711fb" style:font-style-asian="italic" style:font-style-complex="italic"/>
    </style:style>
    <style:style style:name="T47" style:family="text">
      <style:text-properties fo:font-style="italic" officeooo:rsid="008bffef" style:font-style-asian="italic" style:font-style-complex="italic"/>
    </style:style>
    <style:style style:name="T48" style:family="text">
      <style:text-properties fo:font-style="italic" officeooo:rsid="0093d782" style:font-style-asian="italic" style:font-style-complex="italic"/>
    </style:style>
    <style:style style:name="T49" style:family="text">
      <style:text-properties fo:font-style="italic" officeooo:rsid="009b63cd" style:font-style-asian="italic" style:font-style-complex="italic"/>
    </style:style>
    <style:style style:name="T50" style:family="text">
      <style:text-properties fo:font-style="italic" officeooo:rsid="0041ea82" style:font-style-asian="italic" style:font-style-complex="italic"/>
    </style:style>
    <style:style style:name="T51" style:family="text">
      <style:text-properties fo:font-style="italic" officeooo:rsid="00b7c5f3" style:font-style-asian="italic" style:font-style-complex="italic"/>
    </style:style>
    <style:style style:name="T52" style:family="text">
      <style:text-properties fo:font-style="italic" officeooo:rsid="00c14059" style:font-style-asian="italic" style:font-style-complex="italic"/>
    </style:style>
    <style:style style:name="T53" style:family="text">
      <style:text-properties fo:font-style="italic" officeooo:rsid="00ce8d6b"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519e4c" style:font-style-asian="italic" style:font-weight-asian="normal" style:font-style-complex="italic" style:font-weight-complex="normal"/>
    </style:style>
    <style:style style:name="T56" style:family="text">
      <style:text-properties fo:font-style="italic" fo:font-weight="normal" officeooo:rsid="0055f660" style:font-style-asian="italic" style:font-weight-asian="normal" style:font-style-complex="italic" style:font-weight-complex="normal"/>
    </style:style>
    <style:style style:name="T57" style:family="text">
      <style:text-properties fo:font-style="italic" fo:font-weight="normal" officeooo:rsid="00d014db" style:font-style-asian="italic" style:font-weight-asian="normal" style:font-style-complex="italic" style:font-weight-complex="normal"/>
    </style:style>
    <style:style style:name="T58" style:family="text">
      <style:text-properties fo:font-style="italic" fo:font-weight="normal" officeooo:rsid="00deb6a2" style:font-style-asian="italic" style:font-weight-asian="normal" style:font-style-complex="italic" style:font-weight-complex="normal"/>
    </style:style>
    <style:style style:name="T59" style:family="text">
      <style:text-properties fo:font-style="italic" fo:font-weight="normal" officeooo:rsid="00dfedba" style:font-style-asian="italic" style:font-weight-asian="normal" style:font-style-complex="italic" style:font-weight-complex="normal"/>
    </style:style>
    <style:style style:name="T60" style:family="text">
      <style:text-properties fo:font-style="italic" style:text-underline-style="none" style:font-style-asian="italic" style:font-style-complex="italic"/>
    </style:style>
    <style:style style:name="T61" style:family="text">
      <style:text-properties fo:font-style="italic" style:text-underline-style="none" officeooo:rsid="00ac7aee" style:font-style-asian="italic" style:font-style-complex="italic"/>
    </style:style>
    <style:style style:name="T62" style:family="text">
      <style:text-properties fo:font-style="italic" style:text-underline-style="none" officeooo:rsid="00ae4ddc" style:font-style-asian="italic" style:font-style-complex="italic"/>
    </style:style>
    <style:style style:name="T63" style:family="text">
      <style:text-properties fo:font-style="italic" style:text-underline-style="none" officeooo:rsid="00afec71"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e8d6b" style:font-style-asian="italic" style:font-weight-asian="bold" style:font-style-complex="italic" style:font-weight-complex="bold"/>
    </style:style>
    <style:style style:name="T66" style:family="text">
      <style:text-properties fo:font-style="normal" style:font-style-asian="normal" style:font-style-complex="normal"/>
    </style:style>
    <style:style style:name="T67" style:family="text">
      <style:text-properties fo:font-style="normal" officeooo:rsid="004c1c0a" style:font-style-asian="normal" style:font-style-complex="normal"/>
    </style:style>
    <style:style style:name="T68" style:family="text">
      <style:text-properties fo:font-style="normal" officeooo:rsid="00519e4c" style:font-style-asian="normal" style:font-style-complex="normal"/>
    </style:style>
    <style:style style:name="T69" style:family="text">
      <style:text-properties fo:font-style="normal" officeooo:rsid="0086e0d5" style:font-style-asian="normal" style:font-style-complex="normal"/>
    </style:style>
    <style:style style:name="T70" style:family="text">
      <style:text-properties fo:font-style="normal" officeooo:rsid="00175ae3" style:font-style-asian="normal" style:font-style-complex="normal"/>
    </style:style>
    <style:style style:name="T71" style:family="text">
      <style:text-properties fo:font-style="normal" officeooo:rsid="008bffef" style:font-style-asian="normal" style:font-style-complex="normal"/>
    </style:style>
    <style:style style:name="T72" style:family="text">
      <style:text-properties fo:font-style="normal" officeooo:rsid="008d502e" style:font-style-asian="normal" style:font-style-complex="normal"/>
    </style:style>
    <style:style style:name="T73" style:family="text">
      <style:text-properties fo:font-style="normal" officeooo:rsid="00b7c5f3" style:font-style-asian="normal" style:font-style-complex="normal"/>
    </style:style>
    <style:style style:name="T74" style:family="text">
      <style:text-properties fo:font-style="normal" officeooo:rsid="00ba11fc" style:font-style-asian="normal" style:font-style-complex="normal"/>
    </style:style>
    <style:style style:name="T75" style:family="text">
      <style:text-properties fo:font-style="normal" officeooo:rsid="00c52f82" style:font-style-asian="normal" style:font-style-complex="normal"/>
    </style:style>
    <style:style style:name="T76" style:family="text">
      <style:text-properties fo:font-style="normal" officeooo:rsid="00c53fd5"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519e4c"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c52f82" style:font-style-asian="normal" style:font-weight-asian="bold" style:font-style-complex="normal" style:font-weight-complex="bold"/>
    </style:style>
    <style:style style:name="T81" style:family="text">
      <style:text-properties fo:font-style="normal" fo:font-weight="bold" officeooo:rsid="00c53fd5" style:font-style-asian="normal" style:font-weight-asian="bold" style:font-style-complex="normal" style:font-weight-complex="bold"/>
    </style:style>
    <style:style style:name="T82" style:family="text">
      <style:text-properties officeooo:rsid="00595f8c"/>
    </style:style>
    <style:style style:name="T83" style:family="text">
      <style:text-properties officeooo:rsid="005a5401"/>
    </style:style>
    <style:style style:name="T84" style:family="text">
      <style:text-properties officeooo:rsid="006e2e9c"/>
    </style:style>
    <style:style style:name="T85" style:family="text">
      <style:text-properties officeooo:rsid="0070e063"/>
    </style:style>
    <style:style style:name="T86" style:family="text">
      <style:text-properties officeooo:rsid="0077f55e"/>
    </style:style>
    <style:style style:name="T87" style:family="text">
      <style:text-properties officeooo:rsid="007f689e"/>
    </style:style>
    <style:style style:name="T88" style:family="text">
      <style:text-properties officeooo:rsid="0081192f"/>
    </style:style>
    <style:style style:name="T89" style:family="text">
      <style:text-properties officeooo:rsid="0085e29c"/>
    </style:style>
    <style:style style:name="T90" style:family="text">
      <style:text-properties officeooo:rsid="0086e0d5"/>
    </style:style>
    <style:style style:name="T91" style:family="text">
      <style:text-properties officeooo:rsid="008711fb"/>
    </style:style>
    <style:style style:name="T92" style:family="text">
      <style:text-properties officeooo:rsid="0087aaaf"/>
    </style:style>
    <style:style style:name="T93" style:family="text">
      <style:text-properties officeooo:rsid="00209ce1"/>
    </style:style>
    <style:style style:name="T94" style:family="text">
      <style:text-properties officeooo:rsid="00903b65"/>
    </style:style>
    <style:style style:name="T95" style:family="text">
      <style:text-properties officeooo:rsid="009214df"/>
    </style:style>
    <style:style style:name="T96" style:family="text">
      <style:text-properties officeooo:rsid="00936582"/>
    </style:style>
    <style:style style:name="T97" style:family="text">
      <style:text-properties officeooo:rsid="0093d782"/>
    </style:style>
    <style:style style:name="T98" style:family="text">
      <style:text-properties officeooo:rsid="0096a922"/>
    </style:style>
    <style:style style:name="T99" style:family="text">
      <style:text-properties officeooo:rsid="00978eb0"/>
    </style:style>
    <style:style style:name="T100" style:family="text">
      <style:text-properties officeooo:rsid="00996575"/>
    </style:style>
    <style:style style:name="T101" style:family="text">
      <style:text-properties officeooo:rsid="009b2950"/>
    </style:style>
    <style:style style:name="T102" style:family="text">
      <style:text-properties officeooo:rsid="009b63cd"/>
    </style:style>
    <style:style style:name="T103" style:family="text">
      <style:text-properties officeooo:rsid="009ee60a"/>
    </style:style>
    <style:style style:name="T104" style:family="text">
      <style:text-properties officeooo:rsid="009eecc2"/>
    </style:style>
    <style:style style:name="T105" style:family="text">
      <style:text-properties officeooo:rsid="00a41be0"/>
    </style:style>
    <style:style style:name="T106" style:family="text">
      <style:text-properties officeooo:rsid="00a9eeca"/>
    </style:style>
    <style:style style:name="T107" style:family="text">
      <style:text-properties style:text-underline-style="none"/>
    </style:style>
    <style:style style:name="T108" style:family="text">
      <style:text-properties style:text-underline-style="none" officeooo:rsid="00ac7aee"/>
    </style:style>
    <style:style style:name="T109" style:family="text">
      <style:text-properties style:text-underline-style="none" officeooo:rsid="00ae4ddc"/>
    </style:style>
    <style:style style:name="T110" style:family="text">
      <style:text-properties style:text-underline-style="none" officeooo:rsid="00afec71"/>
    </style:style>
    <style:style style:name="T111" style:family="text">
      <style:text-properties officeooo:rsid="00b05b72"/>
    </style:style>
    <style:style style:name="T112" style:family="text">
      <style:text-properties officeooo:rsid="00b44682"/>
    </style:style>
    <style:style style:name="T113" style:family="text">
      <style:text-properties officeooo:rsid="00b7c5f3"/>
    </style:style>
    <style:style style:name="T114" style:family="text">
      <style:text-properties officeooo:rsid="00b998c3"/>
    </style:style>
    <style:style style:name="T115" style:family="text">
      <style:text-properties officeooo:rsid="00bc19eb"/>
    </style:style>
    <style:style style:name="T116" style:family="text">
      <style:text-properties officeooo:rsid="00bdf8e0"/>
    </style:style>
    <style:style style:name="T117" style:family="text">
      <style:text-properties officeooo:rsid="00c14059"/>
    </style:style>
    <style:style style:name="T118" style:family="text">
      <style:text-properties officeooo:rsid="00c6f380"/>
    </style:style>
    <style:style style:name="T119" style:family="text">
      <style:text-properties officeooo:rsid="00c85cf0"/>
    </style:style>
    <style:style style:name="T120" style:family="text">
      <style:text-properties officeooo:rsid="00cca897"/>
    </style:style>
    <style:style style:name="T121" style:family="text">
      <style:text-properties officeooo:rsid="00ce8d6b"/>
    </style:style>
    <style:style style:name="T122" style:family="text">
      <style:text-properties officeooo:rsid="00d5c1c5"/>
    </style:style>
    <style:style style:name="T123" style:family="text">
      <style:text-properties officeooo:rsid="00de8e6e"/>
    </style:style>
    <style:style style:name="T124" style:family="text">
      <style:text-properties officeooo:rsid="00dfedb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POO</text:p>
      <text:p text:style-name="P114">Lezione 1: Introduzione alla OOP</text:p>
      <text:p text:style-name="P2">Un modello del ciclo di vita di un software è una caratterizzazione descrittiva di come un sistema software dovrebbe essere sviluppato.</text:p>
      <text:p text:style-name="P59">Possiamo individuarvi tre fasi distinte con una vista ad alto livello:</text:p>
      <text:list xml:id="list632294647" text:style-name="L1">
        <text:list-item>
          <text:p text:style-name="P130">Durante la <text:span text:style-name="T13">definizione</text:span> ci si occupa del cosa, cioè si determinano i requisiti, le informazioni da elaborare, il comportamento del sistema e le interfacce.</text:p>
        </text:list-item>
        <text:list-item>
          <text:p text:style-name="P131">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131">La fase di <text:span text:style-name="T13">manutenzione</text:span> invece si occupa di modifiche quali correzioni e miglioramenti.</text:p>
        </text:list-item>
      </text:list>
      <text:p text:style-name="P3"/>
      <text:p text:style-name="P3">Un modello che descrive il CVS è il<text:span text:style-name="T13"> modello a cascata:</text:span></text:p>
      <text:list xml:id="list928834125" text:style-name="L2">
        <text:list-item>
          <text:p text:style-name="P132">Lo studio di fattibilità si occupa di una valutazione Costi/Benefici in cui si delineano le risorse da usare ed i tempi richiesti dallo sviluppo.</text:p>
        </text:list-item>
        <text:list-item>
          <text:p text:style-name="P132">Durante la fase di analisi e specifica dei requisiti si valutano i requisiti funzionali, producendo un apposito documento ed un Piano di Test di Sistema (PTS). </text:p>
        </text:list-item>
        <text:list-item>
          <text:p text:style-name="P132">Nella fase di progettazione viene delineata l’architettura generale sia hardware che software e vengono definiti i moduli e le funzionalità associate.</text:p>
        </text:list-item>
        <text:list-item>
          <text:p text:style-name="P132">La fase di test include diverse tipologie di test quali il Test di Unità, il Test di Integrazione ed il Test di Sistema, diviso in Alfa e Beta.</text:p>
        </text:list-item>
        <text:list-item>
          <text:p text:style-name="P132">La fase conclusiva è quella di manutenzione, che si occupa di correzioni, adattamenti e miglioramenti.</text:p>
        </text:list-item>
      </text:list>
      <text:p text:style-name="P4"/>
      <text:p text:style-name="P4">I principi fondanti di un buon progetto software sono: <text:span text:style-name="T42">astrazione, information hiding, riuso del codice e modularità.</text:span></text:p>
      <text:p text:style-name="P4"><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4"><text:span text:style-name="T13">L’incapsulamento</text:span> consiste nel nascondere e proteggere alcune informazioni di un’entità, col vantaggio di rendere inaccessibili le parti di codice che non vanno modificate.</text:p>
      <text:p text:style-name="P4"><text:span text:style-name="T13">Il riuso del codice</text:span> consiste nel richiamare o invocare parti di codice già scritte in precedenza ogniqualvolta risult<text:span text:style-name="T86">i</text:span> necessario, senza dover riscrivere tutto daccapo.</text:p>
      <text:p text:style-name="P4"><text:span text:style-name="T13">La modularità</text:span> è l’organizzazione in parti di un sistema, in modo che risulti più semplice da comprendere e manipolare: un modulo realizza una astrazione ed è diviso in <text:span text:style-name="T42">interfaccia</text:span>, visibile all’esterno e che specifica cosa fa il modulo e come va usato, ed un <text:span text:style-name="T42">corpo</text:span>, <text:span text:style-name="T86">che invece è </text:span>nascosto, protetto e descrive il come l’astrazione è realizzata.</text:p>
      <text:p text:style-name="P5">La modularità consente di sviluppare singolarmente blocchi di codice che comprendono funzionalità strettamente correlate tra loro, le quali sono compilate e testate separatamente, consentendo di correggere facilmente eventuali errori.</text:p>
      <text:p text:style-name="P5"/>
      <text:p text:style-name="P72"><text:span text:style-name="T23">Il concetto di tipo di dato in un linguaggio di programmazione è quello di insieme di valori che può assumere un dato (cioè una variabile). Il tipo di dato astratto (</text:span><text:span text:style-name="T13">ADT</text:span><text:span text:style-name="T23">) estende tale definizione includendo nell’insieme tutte e sole le operazioni possibili su dati di quel tipo e viene definito tramite una Specifica ed una Implementazione, quest’ultima nascosta.</text:span></text:p>
      <text:p text:style-name="P5"/>
      <text:p text:style-name="P5">La programmazione ad Oggetti rappresenta un passo avanti rispetto alla semplice programmazione modulare, in quanto presenta delle <text:span text:style-name="T13">classi</text:span>, un tipo di dato che <text:soft-page-break/>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6">Nella Programmazione OO troviamo svariati vantaggi:</text:p>
      <text:list xml:id="list1241377462" text:style-name="L3">
        <text:list-item>
          <text:p text:style-name="P133">le classi sono i moduli del sistema software e sono ben coesi in quanto rappresentano un’unica entità;</text:p>
        </text:list-item>
        <text:list-item>
          <text:p text:style-name="P133">sia le strutture dati che gli algoritmi possono essere nascosti alla visibilità dall’esterno;</text:p>
        </text:list-item>
        <text:list-item>
          <text:p text:style-name="P133">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7"/>
      <text:p text:style-name="P115">Lezione 2: Paradigma di Programmazione ad Oggetti</text:p>
      <text:p text:style-name="P7">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8">Due istanze della stessa classe sono distinguibili solo per il loro stato, cioè per i valori nei loro campi, poiché posseggono comportamento identico.</text:p>
      <text:p text:style-name="P8">Gli oggetti interagiscono fra loro tramite scambio di messaggi, i quali vengono trattati dal metodo omonimo del ricettore, e possono chiedere informazioni, delegare attività o causare cambiamenti di stato.</text:p>
      <text:p text:style-name="P8">La modellazione ad oggetti segue una metodologia “bottom-up”, basata su individuazione di entità del sistema, delle loro proprietà e delle interrelazioni tra di esse.</text:p>
      <text:p text:style-name="P55">Si distinguono tre tipologie di programmazione ad oggetti:</text:p>
      <text:list xml:id="list2977015468" text:style-name="L4">
        <text:list-item>
          <text:p text:style-name="P137">programmazione con oggetti<text:span text:style-name="T22">, con riferimento a tecniche basate sul concetto di oggetto, cioè dati + operazioni;</text:span></text:p>
        </text:list-item>
        <text:list-item>
          <text:p text:style-name="P137">programmazione basata sugli oggetti<text:span text:style-name="T22">, con riferimento a tecniche basate sul concetto di ADT o Classi e sul concetto di Oggetto;</text:span></text:p>
        </text:list-item>
        <text:list-item>
          <text:p text:style-name="P137">programmazione orientata agli oggetti,<text:span text:style-name="T22"> con riferimento alle tecniche basate sui concetti di Classe, Oggetto, Polimorfismo ed Ereditarietà.</text:span></text:p>
        </text:list-item>
      </text:list>
      <text:p text:style-name="P55">Esistono sia linguaggi ad oggetti non tipizzati che tipizzati.</text:p>
      <text:p text:style-name="P8"/>
      <text:p text:style-name="P116">Lezione 3: Introduzione a Java</text:p>
      <text:p text:style-name="P9">C++ è un linguaggio di programmazione general-purpose che supporta la programmazione procedurale, quella orientata agli oggetti ed anche quella generica.</text:p>
      <text:p text:style-name="P9">Java nasce come evoluzione del linguaggio C++ nel 1995 ed offre meccanismi per lo sviluppo di applicazioni distribuite su rete e facilmente integrabili in applicazioni basate sul www e su browser.</text:p>
      <text:p text:style-name="P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9"/>
      <text:p text:style-name="P60">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60"><text:soft-page-break/>Con la compilazione traduciamo per intero un programma di alto livello prima di eseguirlo. Assieme a lui operano il <text:span text:style-name="T42">loader</text:span>, che carica il programma in memoria, ed il <text:span text:style-name="T42">linker</text:span>, che serve a collegare tra loro i diversi file che potrebbero comporre il programma.</text:p>
      <text:p text:style-name="P60">Con l'interpretazione invece si considera un'istruzione per volta nel sorgente e la si traduce in un'istruzione in linguaggio macchina per eseguirla immediatamente.</text:p>
      <text:p text:style-name="P60">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9"/>
      <text:p text:style-name="P61">Java è un linguaggio <text:span text:style-name="T13">dinamico</text:span>, in quanto presenta codice eseguibile anche in assenza di alcuni moduli, che possono essere caricati dinamicamente 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9"/>
      <text:p text:style-name="P117">Lezione 4: Classi e Oggetti</text:p>
      <text:p text:style-name="P10">La classe è identificata univocamente da un nome, che deve essere necessariamente uguale al nome del file che la contiene, ed è caratterizzata dal corpo, cioè dalle istruzioni e dichiarazioni che contiene.</text:p>
      <text:p text:style-name="P11">Le variabili locali a un metodo sono visibili solo nel corpo del metodo e vengono allocate nello stack di run-time alla chiamata e deallocate all’uscita del metodo.</text:p>
      <text:p text:style-name="P11">La lista dei parametri specifica il tipo e l’ordine: dei tipi semplici viene passato il valore, mentre degli oggetti viene passato il riferimento.</text:p>
      <text:p text:style-name="P11"/>
      <text:p text:style-name="P118">Lezione 5: Classi composte</text:p>
      <text:p text:style-name="P56">Una classe può essere costituita da altri oggetti e prende il nome di classe composta. In generale, il sorgente di un'applicazione Java è costituito da diversi file, o <text:span text:style-name="T42">unità di compilazione,</text:span><text:span text:style-name="T66"> che contengono classi o interfacce, di cui al più una dichiarata </text:span><text:span text:style-name="T42">public.</text:span></text:p>
      <text:p text:style-name="P84">Il nome di un file deve coincidere con quello della sua classe public.</text:p>
      <text:p text:style-name="P11">Le classi vengono compilate in base all’ordine di dipendenza: quella che dipende dalle altre viene compilata per ultima.</text:p>
      <text:p text:style-name="P12"/>
      <text:p text:style-name="P12">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2"/>
      <text:p text:style-name="P57">Java consente di posizionare la definizione di una classe all'interno di un'altra, creando una <text:span text:style-name="T13">classe interna</text:span>, che ha completa visibilità di attributi e metodi della classe che la contiene.</text:p>
      <text:p text:style-name="P57"/>
      <text:p text:style-name="P119">Lezione 6: Modificatori e Information Hiding</text:p>
      <text:p text:style-name="P57">Una classe può essere contemporaneamente cliente, cioè usa risorse di altre classi, e servente, cioè viene usata da altre classi.</text:p>
      <text:p text:style-name="P12">La specifica di una classe <text:span text:style-name="T3">r</text:span>appresenta un'interfaccia per la classe stessa in cui sono descritte le risorse messe a disposizione <text:span text:style-name="T3">e </text:span>le regole sintattiche per il loro utilizzo.</text:p>
      <text:p text:style-name="P12"/>
      <text:p text:style-name="P119">Lezione 7: Modificatore static</text:p>
      <text:p text:style-name="P13"><text:soft-page-break/>Il modificatore <text:span text:style-name="T13">static</text:span> serve a far sì che un determinato campo o metodo sia associato alla classe e non ad una singola istanza. Esisterà una sola copia di un campo static, che viene condivis<text:span text:style-name="T87">a</text:span> da tutte le istanze della classe e <text:span text:style-name="T87">a cui</text:span> si può accedere anche senza istanziare oggetti.</text:p>
      <text:p text:style-name="P58">Un metodo static non può accedere a elementi non-static perché questi non vengono creati fino a che non viene creato un oggetto. Un attributo o un metodo statico può essere chiamato sia in riferimento ad un oggetto sia in riferimento alla classe.</text:p>
      <text:p text:style-name="P14">Una classe interna può essere static <text:span text:style-name="T88">ed avere attributi statici, </text:span>ma non può dichiarare metodi static<text:span text:style-name="T88">i</text:span>. <text:span text:style-name="T88">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text:span text:style-name="T88">Una c</text:span>lass<text:span text:style-name="T88">e</text:span> intern<text:span text:style-name="T88">a</text:span> static <text:span text:style-name="T88">può</text:span> trovarsi all’interno delle interfacce.</text:p>
      <text:p text:style-name="P14"/>
      <text:p text:style-name="P120">Lezione 8: Overloading</text:p>
      <text:p text:style-name="P15">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89">e l'associazione avviene in fase di compilazione</text:span>.</text:p>
      <text:p text:style-name="P15"/>
      <text:p text:style-name="P120">Lezione 9: Costruttori e Garbage Collector</text:p>
      <text:p text:style-name="P16">Il metodo <text:span text:style-name="T13">costruttore</text:span> in Java ha lo stesso nome della classe, non ritorna nulla, può avere <text:span text:style-name="T90">o meno dei</text:span> parametri e viene richiamato da new, che restituisce un riferimento all’oggetto.</text:p>
      <text:p text:style-name="P17">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90">Si tratta di un </text:span><text:span text:style-name="T44">thread Daemon</text:span><text:span text:style-name="T69"> sempre in esecuzione in background che, p</text:span><text:span text:style-name="T70">er</text:span><text:span text:style-name="T5"> operare, ricorre al </text:span><text:span text:style-name="T45">Reference</text:span><text:span text:style-name="T5"> </text:span><text:span text:style-name="T45">Counting</text:span><text:span text:style-name="T5">, cioè verifica il valore del contatore delle reference dell'oggetto e marca quelli che hanno valore 0.</text:span></text:p>
      <text:p text:style-name="P18">Dopo questa iniziale fase di marking, il secondo passo consiste nella cancellazione normale, in cui vengono rimossi tutti gli oggetti senza rifermento. L'allocatore di memoria cont<text:span text:style-name="T90">errà</text:span> i riferimenti ai blocchi di memoria appena liberati.</text:p>
      <text:p text:style-name="P18">Per concludere, vengono compattati gli oggetti rimanenti, in modo che le future allocazioni siano più semplici e veloci.</text:p>
      <text:p text:style-name="P18"/>
      <text:p text:style-name="P19">Al crescere del numero di oggetti, queste operazioni impiegano un tempo molto maggiore, per cui viene seguita una metodologia detta <text:span text:style-name="T13">garbage collection generazionale</text:span>, che divide la memoria heap in <text:span text:style-name="T42">generazione giovane, vecchia</text:span> e, fino a Java 7, <text:span text:style-name="T42">permanente</text:span>.</text:p>
      <text:p text:style-name="P19">La generazione giovane contiene tutti i nuovi oggetti creati ed una volta riempita attiva una <text:span text:style-name="T46">minor</text:span><text:span text:style-name="T91">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42">major</text:span> GC, <text:span text:style-name="T91">che</text:span> coinvolge tutti gli oggetti <text:span text:style-name="T91">ed è quindi più lento</text:span>. Entrambi sono eventi "<text:span text:style-name="T42">Stop</text:span> <text:span text:style-name="T42">the</text:span> <text:span text:style-name="T42">World</text:span>", cioè sospendono tutti i thread dell'applicazione fino al completamento dell'operazione.</text:p>
      <text:p text:style-name="P20">La garbage collection può avvenire in qualunque momento, per cui non possiamo sapere dopo quanto tempo un oggetto verrà distrutto.</text:p>
      <text:p text:style-name="P62">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21"><text:soft-page-break/>Lezione 10: C++</text:p>
      <text:p text:style-name="P21">La <text:span text:style-name="T13">programmazione</text:span> <text:span text:style-name="T13">generica</text:span> consiste nella creazione di costrutti di programmazione che possono essere usati con molti tipi di dati diversi.</text:p>
      <text:p text:style-name="P21">Il linguaggio C++ supporta la dichiarazione di tipi di dati astratti da parte dell'utente mediante il costrutto <text:span text:style-name="T13">class</text:span> e le istanze di una classe prendono il nome di oggetti.</text:p>
      <text:p text:style-name="P64">Durante la dichiarazione di una class bisogna sia specificare la struttura dati che le operazioni consentite e la si divide in <text:span text:style-name="T92">una </text:span>sezione pubblica, visibile all'utente, ed una privata, inaccessibile all'esterno.</text:p>
      <text:p text:style-name="P65">Per implementare un metodo:<text:tab/><text:span text:style-name="T42">tipo_restituito nome_classe :: nome_metodo(){...}</text:span></text:p>
      <text:p text:style-name="P65">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65"/>
      <text:p text:style-name="P122">Lezione 11: Sintassi Java, <text:span text:style-name="T94">Array </text:span>e Classe Stringa</text:p>
      <text:p text:style-name="P22">È possibile generare documentazione in formato HTML da un codice sorgente Java con la funzionalità javadoc.</text:p>
      <text:p text:style-name="P66">Gli identificatori possono iniziare con una lettera, underscore, dollaro o una sequenza contenente numeri; Java è <text:span text:style-name="T42">case</text:span> <text:span text:style-name="T42">sensitive</text:span>.</text:p>
      <text:p text:style-name="P66"/>
      <text:p text:style-name="P22">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3">Le dimensioni in bit dei tipi in Java sono costanti a differenza di C, nel quale dipendevano dall'architettura (unica differenza sostanziale sono i char, qui rappresentati a 16 bit poiché in codifica unicode).</text:p>
      <text:p text:style-name="P24">È possibile effettuare conversioni tra tipi sia con casting implicito, quando si passa da un tipo meno 'capiente' ad uno più 'capiente', sia con casting esplicito, quando si segue il verso opposto. <text:span text:style-name="T71">Si ha: </text:span><text:span text:style-name="T47">double &lt;- float &lt;- long &lt;- int &lt;- char &lt;- short &lt;- byte.</text:span></text:p>
      <text:p text:style-name="P24"><text:span text:style-name="T72">L'ordine in cui le istruzioni sono eseguite in un programma è detto flusso di controllo o di esecuzione</text:span><text:span text:style-name="T47">.</text:span></text:p>
      <text:p text:style-name="P68"><text:span text:style-name="T66">Le variabili non semplici o di un tipo di dato non definito sono considerate oggetti e vanno dichiarati, istanziati ed inizializzati: </text:span><text:span text:style-name="T42">new</text:span><text:span text:style-name="T66"> istanzia l'oggetto e produce un'effettiva allocazione di memoria. </text:span></text:p>
      <text:p text:style-name="P68"><text:span text:style-name="T93">In Java un </text:span><text:span text:style-name="T16">array</text:span><text:span text:style-name="T93"> è un oggetto e s</text:span>e ne<text:span text:style-name="T93"> possono dichiarare di qualsiasi tipo, anche array di array. </text:span>Vengono creati con new, indicando il tipo ed il numero di elementi. <text:span text:style-name="T94">Nel caso di array multidimensionali, in Java si alloca per righe, mentre in C++ per colonne.</text:span></text:p>
      <text:p text:style-name="P67"/>
      <text:p text:style-name="P25">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25"><text:tab/>String s = "ciao";<text:tab/>//viene creato implicitamente un oggetto String</text:p>
      <text:p text:style-name="P25"><text:tab/>String s = new String("ciao")<text:tab/>//s è un riferimento ad oggetto String</text:p>
      <text:p text:style-name="P25">Le stringhe costanti vengono caricate in una particolare area della memoria detta "<text:span text:style-name="T42">String</text:span> <text:span text:style-name="T42">constant</text:span> <text:span text:style-name="T42">pool</text:span>", a differenza di quelle del 2° caso che vengono normalmente inserite nello heap. Differenza sostanziale è che se dichiarassi:</text:p>
      <text:p text:style-name="P25"><text:tab/>String s2 = "ciao";</text:p>
      <text:p text:style-name="P25">non avrei la creazione di una nuova stringa nella String constant pool, ma avrei che s2 punterà alla stessa area puntata da s.</text:p>
      <text:p text:style-name="P26">L'operatore di concatenazione stringhe '+' genera automaticamente una nuova istanza di String il cui contenuto è costituito dai caratteri delle stringhe da unire messi assieme. In generale, vengono prima creati tutti gli oggetti che rappresentano le singole stringhe, poi <text:soft-page-break/>viene creato un ultimo oggetto che sarà quello puntato e in cui andranno inserite le varie stringhe prima di cancellarle dalla memoria.</text:p>
      <text:p text:style-name="P27">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27"/>
      <text:p text:style-name="P123">Lezione 12: Keyword This</text:p>
      <text:p text:style-name="P69">Nel codice di una classe possiamo richiamare metodi ed attributi senza far riferimento ad alcun oggetto, perché è il compilatore ad occuparsi segretamente del passaggio. Il riferimento è accessibile tramite la parola chiave <text:span text:style-name="T13">this,</text:span> che può anche essere usata per restituire un riferimento all'oggetto stesso.</text:p>
      <text:p text:style-name="P27"/>
      <text:p text:style-name="P124">Lezione 13: Package</text:p>
      <text:p text:style-name="P28">Le classi Java sono raggruppate nei <text:span text:style-name="T13">package</text:span>, <text:span text:style-name="T95">pacchetti</text:span> strutturati in uno schema ad albero <text:span text:style-name="T95">e il cui</text:span> nome <text:span text:style-name="T95">è</text:span> composto da identificatori separati da un punto. È possibile definire l'appartenenza ad un package solo all'inizio del file <text:span text:style-name="T97">con la parola chiave</text:span><text:span text:style-name="T48"> package</text:span><text:span text:style-name="T42"> </text:span><text:span text:style-name="T96">e</text:span> se ciò non avviene quest<text:span text:style-name="T96">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29">Per evitare che package di produttori diversi abbiano lo stesso nome, si suggerisce di far iniziare il nome del package con il dominio internet, invertito, del produttore. <text:span text:style-name="T98">Per creare un proprio package, occ</text:span><text:span text:style-name="T99">o</text:span><text:span text:style-name="T98">rre s</text:span>pecificar<text:span text:style-name="T100">ne</text:span> <text:span text:style-name="T100">i</text:span>l percorso del filesystem a partire dal CLASSPATH.</text:p>
      <text:p text:style-name="P29"/>
      <text:p text:style-name="P125">Lezione 14: Information Hiding</text:p>
      <text:p text:style-name="P30"><text:span text:style-name="T13">L'information</text:span> <text:span text:style-name="T13">hiding</text:span> è <text:span text:style-name="T102">il meccanismo che consente di nascondere l'implementazione di una classe e si ottiene</text:span> regolando l'accesso agli attributi di una classe da parte degli oggetti di altre classi.</text:p>
      <text:p text:style-name="P30">Quando non vengono specificati i metodi di accesso <text:span text:style-name="T42">public</text:span> e <text:span text:style-name="T42">private</text:span>, si parla di <text:span text:style-name="T42">package </text:span><text:span text:style-name="T49">o friendly </text:span><text:span text:style-name="T42">access</text:span>, <text:span text:style-name="T102">per cui</text:span> tutte le classi del package corrente possono avere accesso a quel membro, mentre quelle esterne al package non possono.</text:p>
      <text:p text:style-name="P31">Una unità di compilazione <text:span text:style-name="T102">(file)</text:span> può appartenere ad un unico package.</text:p>
      <text:p text:style-name="P32">Per poter accedere ad un membro di una classe è possibile renderlo <text:span text:style-name="T42">public</text:span>, in modo che sia accessibile a tutti, non specificarlo, inserendo tutto nello stesso package, oppure renderl<text:span text:style-name="T102">o</text:span> <text:span text:style-name="T42">private</text:span>, fornendo metodi per accedere e modificare gli attributi.</text:p>
      <text:p text:style-name="P33">Si possono rendere private anche i metodi, in genere quelli di utilità per il programmatore, in modo che coloro che usano la classe dall'esterno non possano accedervi e riservando al programmatore la scelta di cambiarli o rimuoverli quando vuole.</text:p>
      <text:p text:style-name="P33"/>
      <text:p text:style-name="P125">Lezione 15: Ereditarietà</text:p>
      <text:p text:style-name="P34">La relazione di ereditarietà equivale alla relazione di inclusione tra gli insiemi: <text:span text:style-name="T111">d</text:span>ire che una classe B eredita la classe A significa che B ha sicuramente tutti gli attributi e i metodi di A. Ereditando A possiamo estendere la sua definizione, completando B.</text:p>
      <text:p text:style-name="P35">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35"/>
      <text:p text:style-name="P36">Un'altro vantaggio dell'ereditarietà, al di là dell'organizzazione gerarchica del sistema, è quello di favorire il <text:span text:style-name="T42">riuso del software</text:span>: anziché scartare completamente una vecchia classe che non soddisfa appieno le nostre attuali esigenze, possiamo costruirne una nuova che la estenda, apportando le modifiche che servono.</text:p>
      <text:p text:style-name="P37"><text:soft-page-break/>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37"/>
      <text:p text:style-name="P38">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39">La classe ereditata è detta classe <text:span text:style-name="T13">base</text:span>, mentre <text:span text:style-name="T112">quella</text:span> che eredita è detta classe <text:span text:style-name="T13">derivata</text:span>.</text:p>
      <text:p text:style-name="P40"/>
      <text:p text:style-name="P40">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511241131" text:style-name="L5">
        <text:list-item>
          <text:p text:style-name="P134">Si ha <text:span text:style-name="T13">overriding</text:span> quando si ridefinisce il metodo della classe base specializzandone o sostituendone il comportamento.</text:p>
        </text:list-item>
        <text:list-item>
          <text:p text:style-name="P135">In Java <text:span text:style-name="T13">l'overloading</text:span> di un metodo della classe base, effettuato dalla derivata, non causa oscuramento.</text:p>
        </text:list-item>
        <text:list-item>
          <text:p text:style-name="P135">Lo <text:span text:style-name="T13">shadowing</text:span> si ha quando si oscura un metodo o un attributo della classe madre dichiarandolo privato.</text:p>
        </text:list-item>
      </text:list>
      <text:p text:style-name="P41">Quando si richiama un metodo su un oggetto, l'interprete ne cerca la definizione nella classe dell'oggetto stesso, per poi risalire lungo la gerarchia: se sono presenti più metodi con la stessa firma viene eseguito il metodo trovato per primo.</text:p>
      <text:p text:style-name="P41"/>
      <text:p text:style-name="P42"><text:span text:style-name="T13">Protected</text:span> è uno specificatore di accesso che indica che l'accesso a quell'attributo è consentito a tutte le classi del package e a quelle figlie.</text:p>
      <text:p text:style-name="P43"/>
      <text:p text:style-name="P43">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113">La parola chiave </text:span><text:span text:style-name="T51">super</text:span><text:span text:style-name="T73"> si usa anche per richiamare il costruttore desiderato quando il programmatore deve scegliere tra molti di loro.</text:span></text:p>
      <text:p text:style-name="P44">La costruzione di classi derivate avviene chiamando ricorsivamente il costruttore della classe base, cominciando la costruzione dalla radice della gerarchia; <text:span text:style-name="T10">la distruzione segue invece il verso opposto.</text:span></text:p>
      <text:p text:style-name="P44"/>
      <text:p text:style-name="P45">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2396595271" text:style-name="L6">
        <text:list-item>
          <text:p text:style-name="P136"><text:span text:style-name="T42">Public boolean </text:span><text:span text:style-name="T64">equals</text:span><text:span text:style-name="T42">(Object o) </text:span>restituisce "vero" se l'oggetto confrontato ha lo stesso riferimento a quello su cui viene invocato il metodo.</text:p>
        </text:list-item>
        <text:list-item>
          <text:p text:style-name="P136"><text:span text:style-name="T42">Public String </text:span><text:span text:style-name="T64">toString</text:span><text:span text:style-name="T42">()</text:span> restituisce una rappresentazione stampabile dell'oggetto.</text:p>
        </text:list-item>
        <text:list-item>
          <text:p text:style-name="P136"><text:span text:style-name="T42">Public int </text:span><text:span text:style-name="T64">hashCode</text:span><text:span text:style-name="T42">()</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63"/>
      <text:p text:style-name="P70">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text:soft-page-break/>con la parola chiave <text:span text:style-name="T13">virtual</text:span>, non si alterano né B1 né B2, ma farebbe sì che il costruttore di C si occupi di inizializzare una sola copia di A.</text:p>
      <text:p text:style-name="P63"/>
      <text:p text:style-name="P125">Lezione 16: Upcasting</text:p>
      <text:p text:style-name="P46">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50">overridden</text:span><text:span text:style-name="T12"> del figlio.</text:span></text:p>
      <text:p text:style-name="P46"/>
      <text:p text:style-name="P125">Lezione 17: Costrutto Final</text:p>
      <text:p text:style-name="P47">A seconda del contesto, la parola chiave <text:span text:style-name="T13">final </text:span>assume significati diversi, in quanto si può riferire a tipi semplici, riferimenti, metodi e classi.</text:p>
      <text:p text:style-name="P48">In combinazione con una <text:span text:style-name="T42">variabile</text:span>, indica che quella è una costante a tempo di compilazione oppure che una volta inizializzata a runtime non può più cambiare.</text:p>
      <text:p text:style-name="P48">Un <text:span text:style-name="T42">riferimento</text:span> ad un oggetto dichiarato final indica che può essere inizializzato una sola volta e non può essere modificato; può anche essere utilizzato per non cambiare l'oggetto puntato.</text:p>
      <text:p text:style-name="P48">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48">I <text:span text:style-name="T42">parametri</text:span> final sono parametri non modificabili dai metodi.</text:p>
      <text:p text:style-name="P48">Un <text:span text:style-name="T42">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1">In Java non è possibile esplicitarle, sta alla JVM capire se sia possibile effettuare tali ottimizzazioni.</text:span></text:p>
      <text:p text:style-name="P49">Un metodo private è automaticamente anche final: è "più forte" in quanto non potendo essere usato non può essere ereditato.</text:p>
      <text:p text:style-name="P50">Quando si tenta un override di un metodo privato della classe padre, quello che si ottiene in realtà è un nuovo metodo della classe derivata.</text:p>
      <text:p text:style-name="P50">Una <text:span text:style-name="T42">classe</text:span> final è una classe che non può essere ereditata; non ha effetto definire i metodi all'interno di essa come final.</text:p>
      <text:p text:style-name="P50"/>
      <text:p text:style-name="P113"><text:span text:style-name="T101">Lezione</text:span> 18: <text:span text:style-name="T101">Polimorfismo </text:span><text:span text:style-name="T114">e Classi Astratte</text:span></text:p>
      <text:p text:style-name="P71">Il <text:span text:style-name="T13">polimorfismo</text:span> <text:span text:style-name="T114">è uno dei meccanismi cardine della programmazione ad oggetti e </text:span><text:span text:style-name="T38">consente di estendere un progetto già sviluppato aggiungendo nuove funzionalità</text:span><text:span text:style-name="T39">.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71"/>
      <text:p text:style-name="P71"><text:span text:style-name="T40">Distinguiamo, inoltre, tra polimorfismo </text:span><text:span text:style-name="T14">statico</text:span><text:span text:style-name="T40">, se avviene a tempo di compilazione, e </text:span><text:span text:style-name="T14">dinamico</text:span><text:span text:style-name="T40">, se avviene a tempo di esecuzione. </text:span><text:span text:style-name="T41">Nel primo caso si parla di </text:span><text:span text:style-name="T43">early binding</text:span><text:span text:style-name="T67">, mentre nel secondo di </text:span><text:span text:style-name="T43">late binding</text:span><text:span text:style-name="T67">.</text:span></text:p>
      <text:p text:style-name="P51"><text:span text:style-name="T67">I</text:span><text:span text:style-name="T66">l linguaggio C usa solo early binding, mentre Java solo late binding; C++ invece per default usa early binding, ma per i metodi definiti </text:span><text:span text:style-name="T42">virtual</text:span><text:span text:style-name="T66"> (polimorfi) usa late binding.</text:span></text:p>
      <text:p text:style-name="P52"><text:span text:style-name="T67">I</text:span><text:span text:style-name="T66">l polimorfismo supporta la proprietà di </text:span><text:span text:style-name="T42">estensibilità</text:span><text:span text:style-name="T66"> di un sistema, perchè minimizza la quantità di codice che occorre modificare quando si estende il sistema, cioè quando si introducono nuove classi e funzionalità.</text:span></text:p>
      <text:p text:style-name="P73">Il polimorfismo separa il come, cioè l'interfaccia dell'oggetto, dal cosa, cioè il tipo o la classe di un oggetto.</text:p>
      <text:p text:style-name="P74"><text:soft-page-break/>Chiamate a metodi polimorfi all'interno dei costruttori potrebbe portare a dei problemi in quanto la costruzione dell'oggetto non è terminata.</text:p>
      <text:p text:style-name="P73"/>
      <text:p text:style-name="P53"><text:span text:style-name="T66">La </text:span><text:span text:style-name="T79">classe Object</text:span><text:span text:style-name="T66"> è la superclasse, diretta o indiretta, di ogni classe e definisce lo stato e il comportamento base che ogni oggetto deve avere, cioè la capacità di: confrontarsi con altri oggetti, convertirsi in una stringa, ritornare la </text:span><text:span text:style-name="T74">sua </text:span><text:span text:style-name="T66">classe, attendere su una variabile condition e notificare quando quest'ultima cambia.</text:span></text:p>
      <text:p text:style-name="P54"><text:span text:style-name="T66">Dei metodi presenti, è possibile sovrascrivere </text:span><text:span text:style-name="T42">clone, equals, hashCode, finalize </text:span><text:span text:style-name="T66">e </text:span><text:span text:style-name="T42">toString</text:span><text:span text:style-name="T66">, mentre non è possibile farlo per </text:span><text:span text:style-name="T42">getClass, notify, notifyAll </text:span><text:span text:style-name="T66">e </text:span><text:span text:style-name="T42">wait</text:span><text:span text:style-name="T66">.</text:span></text:p>
      <text:p text:style-name="P75"/>
      <text:p text:style-name="P107"><text:span text:style-name="T66">Public String toString ()</text:span><text:span text:style-name="T77"> crea una rappresentazione dell'oggetto sotto forma di stringa. </text:span><text:span text:style-name="T68">System.out</text:span><text:span text:style-name="T78"> è un attributo della classe </text:span><text:span text:style-name="T55">System</text:span><text:span text:style-name="T78"> ed è di tipo </text:span><text:span text:style-name="T68">PrintWriter</text:span><text:span text:style-name="T78">, una classe che serve per scrivere a video ed ha una definizione di questo tipo:</text:span></text:p>
      <text:p text:style-name="P108"><text:span text:style-name="T78"><text:tab/></text:span><text:span text:style-name="T55">public class PrintWriter extends Writer {</text:span></text:p>
      <text:p text:style-name="P109"><text:tab/><text:tab/>public void println(Object x) {</text:p>
      <text:p text:style-name="P109"><text:tab/><text:tab/><text:tab/>String s = x.toString();</text:p>
      <text:p text:style-name="P109"><text:tab/><text:tab/>...}</text:p>
      <text:p text:style-name="P109"><text:tab/>...}</text:p>
      <text:p text:style-name="P76">In virtù del subtyping possiamo passare come parametro qualunque oggetto ed in virtù del polimorfismo sappiamo che se la classe dell'oggetto ha ridefinito il metodo toString, allora sarà invocato quello.</text:p>
      <text:p text:style-name="P76"/>
      <text:p text:style-name="P99">Protected Object clone() throws CloneNotSupportedException<text:span text:style-name="T22"> </text:span><text:span text:style-name="T24">è un metodo da usare quando si vuole duplicare un oggetto, creandone uno nuovo indipendente dall'originale. </text:span><text:span text:style-name="T25">Permette di effettuare una copia </text:span><text:span text:style-name="T56">superficiale</text:span><text:span text:style-name="T25"> (per valore): viene allocato lo spazio nella memoria heap e sono copiati i valori delle variabili membro della classe originaria, mentre per quelli di tipo complesso viene copiato solo il riferimento.</text:span></text:p>
      <text:p text:style-name="P100"><text:span text:style-name="T25">L</text:span><text:span text:style-name="T22">a ridefinizione del metodo va fatta rendendolo </text:span><text:span text:style-name="T54">public, </text:span><text:span text:style-name="T22">in modo da renderlo visibile alle alti classi, e va usato effettuando un cast.</text:span></text:p>
      <text:p text:style-name="P101"><text:span text:style-name="T26">N</text:span><text:span text:style-name="T22">on tutti gli oggetti sono clonabili, ad esempio le Stringhe, e potrebbe risultare problematico clonare una classe che ha sottoclassi oppure una classe composta. </text:span><text:span text:style-name="T28">La scelta tra superficiale e profonda dipende dai singoli campi, se sono mutabili o meno, e dal contesto applicativo.</text:span></text:p>
      <text:p text:style-name="P77"/>
      <text:p text:style-name="P102"><text:span text:style-name="T114">[</text:span><text:span text:style-name="T22">Le </text:span>eccezioni<text:span text:style-name="T22"> in Java sono eventi inaspettati e/o non voluti che possono occorrere durante l'esecuzione di un programma. Il comportamaento di default quando sono incontrate è la terminazione del programma, ma è possibile aggirare la cosa tramite </text:span>try <text:span text:style-name="T22">e </text:span>catch<text:span text:style-name="T22">. </text:span><text:span text:style-name="T26">Il primo contiene un blocco di istruzioni in cui <text:tab/>un'eccezione può avvenire, mentre il secondo contiene il modo di gestire tale eccezione. Ci sono, inoltre, </text:span><text:span text:style-name="T82">throw</text:span><text:span text:style-name="T26">, che trasferisce il controllo da blocco try al blocco catch, e </text:span><text:span text:style-name="T82">throws</text:span><text:span text:style-name="T26">, che invece è usato per gestire le eccezioni senza try e catch, in quanto specifica l'eccezione che un metodo può lanciare al chiamante senza gestirlo. </text:span><text:span text:style-name="T27">Dopo molteplici catch è anche possibile trovare </text:span><text:span text:style-name="T83">finally</text:span><text:span text:style-name="T27">, che contiene del codice comune da eseguire indipendentemente dalla presenza dell'eccezione.</text:span><text:span text:style-name="T114">]</text:span></text:p>
      <text:p text:style-name="P78"/>
      <text:p text:style-name="P103"><text:span text:style-name="T28">M</text:span><text:span text:style-name="T22">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104"><text:span text:style-name="T22">Per prevenire tutti questi problemi a tempo di compilazione, Java propone l'uso delle </text:span>classi astratte. <text:span text:style-name="T29">Una classe si definisce astratta quando uno o più dei suoi metodi non sono implementati, ma ne presenta soltanto i prototipi. Fornisce solo un'interfaccia per le </text:span><text:soft-page-break/><text:span text:style-name="T29">classi derivate, e a volte anche una parziale implementazione, e non è possibile istanziare oggetti di tale tipo.</text:span></text:p>
      <text:p text:style-name="P105"><text:span text:style-name="T29">I </text:span><text:span text:style-name="T22">metodi dichiarati </text:span><text:span text:style-name="T54">abstract</text:span><text:span text:style-name="T22"> sono per definizione polimorfi e la loro non implementazione genera errore di compilazione.</text:span></text:p>
      <text:p text:style-name="P79"/>
      <text:p text:style-name="P126">Lezione 19: Downcasting</text:p>
      <text:p text:style-name="P80">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80"/>
      <text:p text:style-name="P127">Lezione 20: Interfacce</text:p>
      <text:p text:style-name="P93">Le <text:span text:style-name="T13">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138">È possibile che le costanti definite da un'interfaccia siano inizializzate a run-time.</text:p>
      <text:p text:style-name="P82"/>
      <text:p text:style-name="P82">C++ supporta l'ereditarietà multipla, cioè è possibile ereditare più classi, ma questo può portare a delle collisioni in quanto bisogna gestire l'upcasting verso più classi. <text:span text:style-name="T84">Le interfacce permettono una gestione più sofisticata degli oggetti di un progetto ed è possibile implementarne molteplici tramite la parola chiave </text:span><text:span text:style-name="T18">implements, </text:span><text:span text:style-name="T115">anche in Java</text:span><text:span text:style-name="T84">.</text:span></text:p>
      <text:p text:style-name="P81">Considerazioni: solo un'interfaccia può ereditare interfacce; solo una classe può implementare inferfacce.</text:p>
      <text:p text:style-name="P81">(Attenzione alle incompatibilità tra metodi con lo stesso nome ma tipi di ritorno diversi)</text:p>
      <text:p text:style-name="P83">Le interfacce Java sono un modo per ottenere il polimorfismo.</text:p>
      <text:p text:style-name="P83"/>
      <text:p text:style-name="P83"><text:span text:style-name="T85">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83"/>
      <text:p text:style-name="P128">Lezione 21: <text:span text:style-name="T105">Collections</text:span></text:p>
      <text:p text:style-name="P87">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87"/>
      <text:p text:style-name="P88">La libreria <text:span text:style-name="T13">java.util </text:span>offre un insieme completo di classi <text:span text:style-name="T13">contenitore</text:span>, i cui tipi di base sono <text:span text:style-name="T42">List, Set, Queue </text:span>e<text:span text:style-name="T42"> Map</text:span><text:span text:style-name="T13">,</text:span> tutti capaci di ridimensionarsi automaticamente. Un contenitore, o <text:span text:style-name="T13">collezione</text:span>, è un oggetto che raggruppa elementi multipli in una singola unità.</text:p>
      <text:p text:style-name="P89">La libreria scinde la 'gestione degli oggetti' in due concetti: <text:span text:style-name="T42">collection, </text:span>una raccolta sequenziale di singoli elementi, e <text:span text:style-name="T42">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text:span><text:soft-page-break/><text:span text:style-name="T13">ArrayList </text:span>e <text:span text:style-name="T13">HashMap </text:span>sono le implementazioni primarie delle interfacce <text:span text:style-name="T42">Set, List </text:span>e <text:span text:style-name="T42">Map; </text:span>ci sono poi TreeSet e TreeMap che implementano le versioni sorted.</text:p>
      <text:p text:style-name="P83"/>
      <text:p text:style-name="P90">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106">Aggiungere e rimuovere in coda, così come cercare un elemento, sono operazioni con costo O(1), mentre aggiungere e rimuovere altrove ha costo lineare O(n), in quanto è richiesto lo shift degli elementi.</text:span></text:p>
      <text:p text:style-name="P90"/>
      <text:p text:style-name="P91">La scelta della miglior implementazione di Set da usare dipende da quali siano le nostre necessità: <text:span text:style-name="T42">HashSet</text:span><text:span text:style-name="T107"> </text:span><text:span text:style-name="T108">se è importante la velocità di consultazione, </text:span><text:span text:style-name="T61">TreeSet</text:span><text:span text:style-name="T108"> se bisogna mantenere il Set ordinato in una struttura ad albero e </text:span><text:span text:style-name="T61">LinkedHashSet</text:span><text:span text:style-name="T108"> se c'è bisogno di velocità di consultazione ed ordine, che viene tenuto usando internamente una lista concatenata.</text:span></text:p>
      <text:p text:style-name="P106"/>
      <text:p text:style-name="P92"><text:span text:style-name="T107">Per quanto riguarda le implementazioni di Map, </text:span><text:span text:style-name="T60">HashMap</text:span><text:span text:style-name="T107"> è da preferire rispetto alla vecchia classe </text:span><text:span text:style-name="T60">Hash</text:span><text:span text:style-name="T62">T</text:span><text:span text:style-name="T60">able</text:span><text:span text:style-name="T107"> perché fornisce prestazioni costanti per l'inserimento e la ricerca. </text:span><text:span text:style-name="T109">Per carichi medio-bassi, le prestazioni di HashTable sono migliori di HashMap, che però è migliore a carichi alti sia per la possibilità di presentare valori null sia per il dover effettuare la sincronizzazione. </text:span><text:span text:style-name="T63">TreeMap </text:span><text:span text:style-name="T110">è usata invece in situazioni in cui è necessario ordinare le chiave ed ha complessità logaritmica per le sue operazioni.</text:span></text:p>
      <text:p text:style-name="P83"/>
      <text:p text:style-name="P129">Lezione <text:span text:style-name="T103">22</text:span>: <text:span text:style-name="T116">Programmazione Generica</text:span></text:p>
      <text:p text:style-name="P94">Se un algoritmo o una struttura dati può essere rappresentato indipendentemente dalla rappresentazione dei dati, allora si può usare un concetto generale parametrizzato sul tipo dati e questo paradigma prende il nome di <text:span text:style-name="T13">programmazione generica.</text:span></text:p>
      <text:p text:style-name="P95">Molti algoritmi sono per loro natura generici, in quanto possono essere applicati a qualsiasi tipo di dati eseguendo sempre gli stessi passi: per realizzarli genericamente basterebbe parametrizzare il tipo su cui lavorano. <text:span text:style-name="T19">Java Generics</text:span><text:span text:style-name="T117"> consente di fare ciò e la sintassi è del tutto similare ai parametri formali </text:span>usati nella dichiarazione di metodo: <text:span text:style-name="T117">casi d'impiego sono i </text:span><text:span text:style-name="T52">tipi contenitori</text:span><text:span text:style-name="T117">, come nella gerarchia Collections.</text:span></text:p>
      <text:p text:style-name="P95"/>
      <text:p text:style-name="P96">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110">Public class Box &lt;T&gt;<text:span text:style-name="T66"> <text:tab/>è una classe generica con variabile di tipo T.</text:span></text:p>
      <text:p text:style-name="P139"/>
      <text:p text:style-name="P110"><text:span text:style-name="T66">Secondo convenzione, i nomi dei parametri di tipo sono singole lettere in maiuscolo: </text:span><text:span text:style-name="T79">E</text:span><text:span text:style-name="T66">, per elemento, </text:span><text:span text:style-name="T79">K</text:span><text:span text:style-name="T66">, per chiave, </text:span><text:span text:style-name="T79">N</text:span><text:span text:style-name="T66">, per numero, </text:span><text:span text:style-name="T79">T</text:span><text:span text:style-name="T66">, per tipo, </text:span><text:span text:style-name="T79">V</text:span><text:span text:style-name="T66">, per valore.</text:span></text:p>
      <text:p text:style-name="P139"/>
      <text:p text:style-name="P111"><text:span text:style-name="T66">ArrayList è un esempio di classe parametrica che si comporta come un array, ma ha la possibilità di cambiare dimensione durante l'esecuzione di un programma. È possibile inserirvi elementi di tipo</text:span> Object<text:span text:style-name="T66">, dunque qualunque oggetto Java, e si usa downcast per le estrazioni.</text:span></text:p>
      <text:p text:style-name="P112"><text:span text:style-name="T75">Il tipo base &lt;T&gt; può essere solo un tipo strutturato e per quelli semplici si usano apposite classi</text:span><text:span text:style-name="T80"> wrapper:</text:span><text:span text:style-name="T75"> il compilatore effettua automaticamente conversioni tra i tipi primitivi e le rispettive classi wrapper.</text:span></text:p>
      <text:p text:style-name="P112"><text:span text:style-name="T76">È possibile limitare i tipi che possono essere usati come argomenti usando la parola chiave</text:span><text:span text:style-name="T13"> </text:span><text:span text:style-name="T81">extends</text:span><text:span text:style-name="T76"> tra il nome del parametro ed il limite superiore.</text:span></text:p>
      <text:p text:style-name="P83"><text:soft-page-break/></text:p>
      <text:p text:style-name="P129">Lezione <text:span text:style-name="T103">23</text:span>: <text:span text:style-name="T104">Gestione del File System</text:span></text:p>
      <text:p text:style-name="P85">Il <text:span text:style-name="T13">filesystem</text:span> è la parte del sistema operativo che si occupa della gestione dei dati, che vengono organizzati in files e cartelle.</text:p>
      <text:p text:style-name="P85">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86"><text:span text:style-name="T13">FileDialog</text:span> è un oggetto che consente di selezionare visualmente un File e navigare il filesystem. Può essere usato per selezionare un file da aprire o una cartella in cui salvarlo.</text:p>
      <text:p text:style-name="P83"/>
      <text:p text:style-name="P129">Lezione <text:span text:style-name="T103">2</text:span>4: <text:span text:style-name="T118">I/O</text:span></text:p>
      <text:p text:style-name="P97">In tutti i linguaggi moderni il concetto di Input/Output è basato sul concetto di <text:span text:style-name="T13">stream</text:span>, un canale di comunicazione monodirezionale di uso generale, adatto a trasferire byte o anche caratteri. <text:span text:style-name="T119">Lo Stream è un oggetto che trasmette i dati verso la destinazione o che li prende da una sorgente.</text:span></text:p>
      <text:p text:style-name="P141"/>
      <text:p text:style-name="P98">Tutti i dati e programmi sono formati da <text:span text:style-name="T42">bit,</text:span> un tipo binario che riunito in gruppi da otto forma i <text:span text:style-name="T42">byte.</text:span> Nei <text:span text:style-name="T13">text files</text:span> i bit rappresentano caratteri stampabili secondo codice ASCII, in cui si ha un byte per carattere, mentre nei <text:span text:style-name="T13">binary files </text:span>i bits rappresentano informazioni codificate, come istruzioni eseguibili o dati numerici, e sono difficilmente interpre<text:span text:style-name="T120">tabili </text:span>d<text:span text:style-name="T120">a</text:span> un utente umano.</text:p>
      <text:p text:style-name="P140">Un I/O <text:span text:style-name="T13">non buffered</text:span> è un I/O in cui ogni byte è letto/scritto su disco appena possibile e presenta un piccolo ritardo per ogni byte ed un alto overhead, poiché viene eseguita un operazione per ogni byte. Nel caso sia <text:span text:style-name="T13">buffered </text:span>si ha una lettura/scrittura per gruppi di byte (<text:span text:style-name="T42">chunks</text:span>), che comporta ritardo per alcuni bytes ed un basso overhead, dovuto ad un operazione su disco per buffer.</text:p>
      <text:p text:style-name="P140"/>
      <text:p text:style-name="P142">Il package <text:span text:style-name="T13">java.io.* </text:span>mette a disposizione una libreria di classi che contengono apertura, utilizzo e chiusura di uno stream.<text:span text:style-name="T119"> </text:span><text:span text:style-name="T121">Vi è distinzione tra </text:span><text:span text:style-name="T53">stream di byte</text:span><text:span text:style-name="T121">, che viene tradotto nelle famiglie di classi </text:span><text:span text:style-name="T65">InputStream</text:span><text:span text:style-name="T20"> </text:span><text:span text:style-name="T121">e </text:span><text:span text:style-name="T65">OutputStream</text:span><text:span text:style-name="T121">, e </text:span><text:span text:style-name="T53">stream di caratteri</text:span><text:span text:style-name="T121">, a cui invece corrispondono </text:span><text:span text:style-name="T65">Reader</text:span><text:span text:style-name="T20"> </text:span><text:span text:style-name="T121">e </text:span><text:span text:style-name="T65">Writer</text:span><text:span text:style-name="T20">.</text:span></text:p>
      <text:p text:style-name="P143"><text:span text:style-name="T13"/></text:p>
      <text:p text:style-name="P143"><text:span text:style-name="T13">OutputStream</text:span> definisce il concetto generale di 'canale di output' operante a byte ed il costruttore si occupa di aprire uno stream; vengono forniti i metodi <text:span text:style-name="T42">write()</text:span> per scrivere, <text:span text:style-name="T42">flush()</text:span> per svuotare il buffer e <text:span text:style-name="T42">close()</text:span> per chiudere lo stream. Si tratta di una classe astratta, quindi i metodi sono implementati dalle classi derivate in modo specifico per il dispositivo di uscita. Lo stesso discorso si applica alla classe astratta base <text:span text:style-name="T13">InputStream</text:span>, che definisce il concetto di 'canale di input' e fornisce i metodi <text:span text:style-name="T42">read()</text:span> e <text:span text:style-name="T42">close()</text:span>.</text:p>
      <text:p text:style-name="P144">System.out<text:span text:style-name="T22"> è un oggetto di tipo </text:span>PrintStream<text:span text:style-name="T22"> che fornisce alcuni metodi come </text:span><text:span text:style-name="T54">print()</text:span><text:span text:style-name="T22"> e </text:span><text:span text:style-name="T54">println()</text:span><text:span text:style-name="T22">, entrambi con metodi overload, </text:span><text:span text:style-name="T54">write(int)</text:span><text:span text:style-name="T22"> e </text:span><text:span text:style-name="T54">write(byte a[], int off, int len)</text:span><text:span text:style-name="T22">.</text:span></text:p>
      <text:p text:style-name="P144">FileOutputStream<text:span text:style-name="T22"> è la classe derivata che rappresenta il concetto di dispositivo di uscita agganciato a un file e si passa al costruttore il nome del file da aprire oppure un oggetto </text:span><text:span text:style-name="T54">File</text:span><text:span text:style-name="T22"> o </text:span><text:span text:style-name="T54">FileDescriptor</text:span><text:span text:style-name="T22"> costruito in precedenza. È possibile aggiungere un secondo parametro boolean opzionale, che permette di chiedere l'apertura in modo </text:span><text:span text:style-name="T54">append.</text:span><text:span text:style-name="T22"> Il metodo </text:span><text:span text:style-name="T54">write()</text:span><text:span text:style-name="T22"> permette di scrivere l'intero passatogli come parametro e non restituisce nulla. Tutte le operazioni possono sollevare eccezioni e dunque richiedono try/catch.</text:span></text:p>
      <text:p text:style-name="P144"><text:span text:style-name="T22"/></text:p>
      <text:p text:style-name="P145"><text:span text:style-name="T22">IOException è un'eccezione che non può essere ignorata, dunque va gestita con un blocco di catch o si rimanda con una direttiva tramite parola chiave </text:span>throws.</text:p>
      <text:p text:style-name="P145"/>
      <text:p text:style-name="P145"><text:soft-page-break/>FileInputStream<text:span text:style-name="T22"> è la classe derivata che rappresenta il concetto di sorgente di byte agganciata ad un file e si passa al costruttore il nome del file da aprire </text:span><text:span text:style-name="T30">oppure un oggetto </text:span><text:span text:style-name="T57">File</text:span><text:span text:style-name="T30"> o </text:span><text:span text:style-name="T57">FileDescriptor</text:span><text:span text:style-name="T30"> costruito in precedenza. </text:span><text:span text:style-name="T22">Per leggere dal file si usa il metodo </text:span><text:span text:style-name="T54">read()</text:span><text:span text:style-name="T22"> che permette di leggere uno o più byte: restituisce il byte letto come intero </text:span><text:span text:style-name="T31">oppure -1 se lo stream è finito, mentre se non ci sono byte rimane in attesa. È richiesto try/catch.</text:span></text:p>
      <text:p text:style-name="P145"><text:span text:style-name="T31"/></text:p>
      <text:p text:style-name="P146"><text:span text:style-name="T31">P</text:span><text:span text:style-name="T22">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54">filtrato,</text:span><text:span text:style-name="T22"> in cui è possibile aggiungere dei filtri ai flussi.</text:span></text:p>
      <text:p text:style-name="P146"><text:span text:style-name="T22">Da </text:span>FilterOutputStream<text:span text:style-name="T22"> derivano classi come </text:span>DataOutputStream<text:span text:style-name="T22">, che definisce metodi per scrivere i tipi di dati standard in forma binaria, </text:span>BufferedOutputStream,<text:span text:style-name="T22"> che aggiunge un buffer per avere scritture bufferizzate e prevenire scritture fisiche ogni volta che si scrive su un flusso, e infine </text:span>PrintStream<text:span text:style-name="T22">, che definisce metodi per stampare come stringa valori primitivi con </text:span><text:span text:style-name="T54">print() </text:span><text:span text:style-name="T22">e classi standars con </text:span><text:span text:style-name="T54">toString().</text:span></text:p>
      <text:p text:style-name="P147"><text:span text:style-name="T22">Da </text:span>FilterInputStream <text:span text:style-name="T22">derivano </text:span>DataInputStream,<text:span text:style-name="T22"> che definisce metodi per leggere i tipi di dati standard in forma binaria, </text:span>BufferedInputStream,<text:span text:style-name="T22"> che aggiunge un buffer per avere letture bufferizzate, </text:span>PushBackInputStream,<text:span text:style-name="T22"> che dispone di un buffer di un byte in modo che l'utente possa inserire nel buffer l'ultimo byte letto, e infine </text:span>LineNumberInputStream<text:span text:style-name="T22">, che registra i numeri di riga nello stream di Input.</text:span></text:p>
      <text:p text:style-name="P148">ObjectOutput<text:span text:style-name="T122">Stream</text:span><text:span text:style-name="T32"> </text:span><text:span text:style-name="T22">definisce un metodo per scrivere oggetti 'serializzati' e ne offre anche per i tipi primitivi e le classi wrapper di Java; il suo speculare è </text:span>ObjectInputStream.</text:p>
      <text:p text:style-name="P148"><text:span text:style-name="T22">Esiste una classe </text:span>RandomAccessFile<text:span text:style-name="T22"> che non deriva dalle classi base InputStream o OutputStream e che consente di effettuare operazioni di I/O direttamente in specifiche porzioni di un file.</text:span></text:p>
      <text:p text:style-name="P148"><text:span text:style-name="T22"/></text:p>
      <text:p text:style-name="P149"><text:span text:style-name="T22">Le classi per l'I/O da stream di caratteri (</text:span><text:span text:style-name="T54">Reader e Writer</text:span><text:span text:style-name="T22">) sono più efficienti di quelle a byte, presentano nomi e struttura analoga a loro e convertono correttamente la codifica </text:span><text:span text:style-name="T33">Unicode</text:span><text:span text:style-name="T22"> di Java in quella locale.</text:span></text:p>
      <text:p text:style-name="P150"><text:span text:style-name="T22">La classe 'ponte' </text:span>InputStreamReader<text:span text:style-name="T22"> si occupa di decodificare il testo da byte a caratteri secondo la codifica Unicode. Se si vuole scrivere del testo su un OutputStream bisogna codificarlo secondo uno schema di codifica (ad esempio UTF-8).</text:span></text:p>
      <text:p text:style-name="P150"><text:span text:style-name="T22">Un file di testo viene aperto costruendo un oggetto </text:span>FileReader <text:span text:style-name="T22">o </text:span>FileWriter<text:span text:style-name="T22"> e </text:span><text:span text:style-name="T54">read() </text:span><text:span text:style-name="T22">e </text:span><text:span text:style-name="T54">write(),</text:span><text:span text:style-name="T22"> rispettivamente, leggono e scrivono un int che rappresenta un carattere Unicode: poiché quest'ultimo è lungo due byte è necessario un cast esplicito.</text:span></text:p>
      <text:p text:style-name="P150"><text:span text:style-name="T22">È molto comodo eseguire la stampa su uno stream di uscita usando la classe </text:span>PrintWriter<text:span text:style-name="T22">, il cui costruttore vuole come parametro uno stream </text:span><text:span text:style-name="T54">Writer</text:span><text:span text:style-name="T22"> ed il cui metodo print richiama il metodo</text:span><text:span text:style-name="T54"> toString()</text:span><text:span text:style-name="T22"> per stampare la stringa che viene restituita.</text:span></text:p>
      <text:p text:style-name="P151">BufferReader<text:span text:style-name="T22"> richiede come parametro del costruttore uno stream </text:span><text:span text:style-name="T54">Reader </text:span><text:span text:style-name="T22">ed il suo metodo </text:span><text:span text:style-name="T54">readLine()</text:span><text:span text:style-name="T22"> restituisce null quando lo stream è terminato.</text:span></text:p>
      <text:p text:style-name="P151"><text:span text:style-name="T22"/></text:p>
      <text:p text:style-name="P152"><text:span text:style-name="T22">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2">e </text:span>OutputStreamWriter.</text:p>
      <text:p text:style-name="P152"><text:span text:style-name="T22"/></text:p>
      <text:p text:style-name="P152"><text:span text:style-name="T22">Video e tastiera sono rappresentati, rispettivamente, da due oggetti statici </text:span>System.in <text:span text:style-name="T22">e </text:span>System.out<text:span text:style-name="T22">, che sono formalmente stream di byte, in quanto presenti fin da Java 1.0, ma vengono incapsulati in un Reader ed un Writer per comportarsi da stream di caratteri.</text:span></text:p>
      <text:p text:style-name="P152"><text:span text:style-name="T22"/></text:p>
      <text:p text:style-name="P153"><text:span text:style-name="T22">Java offre una classe di supporto per i flussi chiamata </text:span>StreamTokenizer<text:span text:style-name="T22"> che non deriva da InputStream o OutputStream, ma lavora comunque con oggetti InputStream. Viene </text:span><text:soft-page-break/><text:span text:style-name="T22">usata per spe</text:span><text:span text:style-name="T37">zz</text:span><text:span text:style-name="T22">are il flusso di Input in segmenti lessicali chiamati 'token' usando metodi speciali per identificare dei parametri di tokenizzazione, ad esempio gli spazi bianchi, che l'utente può modificare. Vengono definiti quattro valori costanti: </text:span><text:span text:style-name="T54">TT_EOF </text:span><text:span text:style-name="T22">per fine flusso, </text:span><text:span text:style-name="T54">TT_EOL </text:span><text:span text:style-name="T22">per fine linea, </text:span><text:span text:style-name="T54">TT_NUMBER</text:span><text:span text:style-name="T22"> per token numerici e </text:span><text:span text:style-name="T54">TT_WORD</text:span><text:span text:style-name="T22"> per i token che sono parole. </text:span><text:span text:style-name="T34">Ne esiste un corrispettivo per le stringhe: </text:span><text:span text:style-name="T123">StringTokenizer.</text:span></text:p>
      <text:p text:style-name="P153"><text:span text:style-name="T22"/></text:p>
      <text:p text:style-name="P154"><text:span text:style-name="T22">Java offre una classe </text:span>Scanner<text:span text:style-name="T22"> in </text:span>java.util<text:span text:style-name="T22"> che offre un semplice scanner di testo (contenuto in un oggetto di tipo String o in uno stream di IO) in grado di analizzare tipi primitivi e stringhe. È molto più lento delle alternative Tokenizer e di </text:span><text:span text:style-name="T54">String.split(), </text:span><text:span text:style-name="T22">ma è più flessibile ed intuitivo. Usa internamente espressioni regolari per leggere i tipi e suddividere l'input secondo delimitatori predefiniti come lo spazio bianco.</text:span></text:p>
      <text:p text:style-name="P155"><text:span text:style-name="T35">Usando scanner bisogna fare attenzione ad usare operazioni di lettura di tipi primitivi a cui seguono letture di riga: i metodi </text:span><text:span text:style-name="T58">nextXXX() </text:span><text:span text:style-name="T35">ignorano il carattere di </text:span><text:span text:style-name="T58">newline</text:span><text:span text:style-name="T35"> e </text:span><text:span text:style-name="T58">nextLine()</text:span><text:span text:style-name="T35"> legge solo fino al primo </text:span><text:span text:style-name="T58">newline</text:span><text:span text:style-name="T35">. </text:span><text:span text:style-name="T36">Per risolvere tale problema, si può usare un'ulteriore chiamata a </text:span><text:span text:style-name="T59">nextLine()</text:span><text:span text:style-name="T36"> oppure usare direttamente </text:span><text:span text:style-name="T59">next() </text:span><text:span text:style-name="T36">per le stringhe</text:span><text:span text:style-name="T59">.</text:span><text:span text:style-name="T58"> </text:span><text:span text:style-name="T124">BufferReader</text:span><text:span text:style-name="T36"> non presenta questo problema, ha una memoria buffer molto più grande ed è sincro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1-26T10:33:11.067436423</dc:date>
    <meta:editing-duration>PT11H58M27S</meta:editing-duration>
    <meta:editing-cycles>209</meta:editing-cycles>
    <meta:generator>LibreOffice/7.3.7.2$Linux_X86_64 LibreOffice_project/30$Build-2</meta:generator>
    <meta:document-statistic meta:table-count="0" meta:image-count="0" meta:object-count="0" meta:page-count="14" meta:paragraph-count="217" meta:word-count="7177" meta:character-count="46390" meta:non-whitespace-character-count="39434"/>
  </office:meta>
</office:document-meta>
</file>